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701cm" style:rel-column-width="33542*"/>
    </style:style>
    <style:style style:name="Table1.B" style:family="table-column">
      <style:table-column-properties style:column-width="8.299cm" style:rel-column-width="31993*"/>
    </style:style>
    <style:style style:name="Table1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1.B1" style:family="table-cell">
      <style:table-cell-properties fo:padding="0.097cm" fo:border="0.05pt solid #ffffff"/>
    </style:style>
    <style:style style:name="P1" style:family="paragraph" style:parent-style-name="Standard">
      <style:text-properties officeooo:rsid="00142d56" officeooo:paragraph-rsid="00142d56"/>
    </style:style>
    <style:style style:name="P2" style:family="paragraph" style:parent-style-name="Standard">
      <style:text-properties officeooo:rsid="00142d56" officeooo:paragraph-rsid="0018a5cb"/>
    </style:style>
    <style:style style:name="P3" style:family="paragraph" style:parent-style-name="Standard">
      <style:text-properties fo:font-weight="bold" officeooo:rsid="0017d8b9" officeooo:paragraph-rsid="0017d8b9" style:font-weight-asian="bold" style:font-weight-complex="bold"/>
    </style:style>
    <style:style style:name="P4" style:family="paragraph" style:parent-style-name="Standard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ize="9pt" fo:font-style="italic" officeooo:rsid="00142d56" officeooo:paragraph-rsid="00195442" style:font-size-asian="9pt" style:font-style-asian="italic" style:font-size-complex="9pt" style:font-style-complex="italic"/>
    </style:style>
    <style:style style:name="P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Standard" style:list-style-name="L1">
      <style:text-properties fo:font-size="9pt" fo:font-style="italic" officeooo:rsid="00142d56" officeooo:paragraph-rsid="00195442" style:font-size-asian="9pt" style:font-style-asian="italic" style:font-size-complex="9pt" style:font-style-complex="italic"/>
    </style:style>
    <style:style style:name="P9" style:family="paragraph" style:parent-style-name="Standard" style:list-style-name="L2">
      <style:text-properties officeooo:rsid="00142d56" officeooo:paragraph-rsid="0018a5cb"/>
    </style:style>
    <style:style style:name="P10" style:family="paragraph" style:parent-style-name="Standard" style:list-style-name="L2">
      <style:text-properties officeooo:rsid="0018a5cb" officeooo:paragraph-rsid="0018a5cb"/>
    </style:style>
    <style:style style:name="T1" style:family="text">
      <style:text-properties officeooo:rsid="0016a1bb"/>
    </style:style>
    <style:style style:name="T2" style:family="text">
      <style:text-properties officeooo:rsid="0017d8b9"/>
    </style:style>
    <style:style style:name="T3" style:family="text">
      <style:text-properties officeooo:rsid="0018a5cb"/>
    </style:style>
    <style:style style:name="T4" style:family="text">
      <style:text-properties officeooo:rsid="001b300d"/>
    </style:style>
    <style:style style:name="T5" style:family="text">
      <style:text-properties fo:font-style="normal" officeooo:rsid="001b300d" style:font-style-asian="normal" style:font-style-complex="normal"/>
    </style:style>
    <style:style style:name="T6" style:family="text">
      <style:text-properties fo:font-style="normal" fo:font-weight="normal" officeooo:rsid="001b300d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Final </text:span>Project Problem Statement:-</text:p>
      <text:p text:style-name="P5"/>
      <text:p text:style-name="P5"><text:span text:style-name="T3">Developed</text:span> a desktop application which is a fantasy cricket game where <text:span text:style-name="T3">we</text:span> would create a</text:p>
      <text:p text:style-name="P5">virtual team of cricket players and score points on how the players perform in different</text:p>
      <text:p text:style-name="P5">matches. <text:span text:style-name="T6">(</text:span><text:a xlink:type="simple" xlink:href="https://trainings.internshala.com/uploads/python/downloads/project/v_2/Python_FinalProject_ProblemStatement.zip" text:style-name="Internet_20_link" text:visited-style-name="Visited_20_Internet_20_Link"><text:span text:style-name="T6">https://trainings.internshala.com/uploads/python/downloads/project/v_2/Python_FinalProject_ProblemStatement.zip</text:span></text:a><text:span text:style-name="T6">)</text:span></text:p>
      <text:p text:style-name="P7"/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/>
          </table:table-cell>
          <table:table-cell table:style-name="Table1.B1" office:value-type="string">
            <text:p text:style-name="P6">Content of the .zip file:</text:p>
            <text:list xml:id="list241703740" text:style-name="L1">
              <text:list-item>
                <text:p text:style-name="P8">The main application code</text:p>
              </text:list-item>
              <text:list-item>
                <text:p text:style-name="P8">A Database of cricket players and their relevant stats</text:p>
              </text:list-item>
              <text:list-item>
                <text:p text:style-name="P8">The application .ui file</text:p>
              </text:list-item>
              <text:list-item>
                <text:p text:style-name="P8">The synopsis file</text:p>
              </text:list-item>
            </text:list>
          </table:table-cell>
        </table:table-row>
      </table:table>
      <text:p text:style-name="P2"/>
      <text:p text:style-name="P1">---------------------------------------------------------------------------------------------------------------------</text:p>
      <text:p text:style-name="P1"/>
      <text:p text:style-name="P3">There are following steps involved throught the project :-</text:p>
      <text:list xml:id="list2230058422" text:style-name="L2">
        <text:list-item>
          <text:p text:style-name="P9"><text:span text:style-name="T2">C</text:span>reate<text:span text:style-name="T2">d</text:span> the database of players <text:span text:style-name="T2">and</text:span> add<text:span text:style-name="T2">ed</text:span> data to <text:span text:style-name="T2">the </text:span>database.</text:p>
        </text:list-item>
        <text:list-item>
          <text:p text:style-name="P10">Create the GUI using PyQt, then generate the required Python code for the UI using pyuic5 utility.</text:p>
        </text:list-item>
        <text:list-item>
          <text:p text:style-name="P9"><text:span text:style-name="T3">Finally added Event Handling (methods, attribute etc.) to the .py code</text:span>.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4T14:04:36.608542305</meta:creation-date>
    <meta:generator>LibreOffice/6.0.7.3$Linux_X86_64 LibreOffice_project/00m0$Build-3</meta:generator>
    <dc:date>2020-07-24T15:09:31.909090063</dc:date>
    <meta:editing-duration>PT17M30S</meta:editing-duration>
    <meta:editing-cycles>7</meta:editing-cycles>
    <meta:document-statistic meta:table-count="1" meta:image-count="0" meta:object-count="0" meta:page-count="1" meta:paragraph-count="14" meta:word-count="117" meta:character-count="895" meta:non-whitespace-character-count="799"/>
  </office:meta>
</office:document-meta>
</file>